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6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7-11" calcext:value-type="date">
            <text:p>07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7-12" calcext:value-type="date">
            <text:p>07/12/25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 table:style-name="ce6" office:value-type="date" office:date-value="2025-07-18" calcext:value-type="date">
            <text:p>07/18/25</text:p>
          </table:table-cell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7-15" calcext:value-type="date">
            <text:p>07/15/25</text:p>
          </table:table-cell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 table:style-name="ce6" office:value-type="date" office:date-value="2025-07-18" calcext:value-type="date">
            <text:p>07/18/25</text:p>
          </table:table-cell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 table:style-name="ce6" office:value-type="date" office:date-value="2025-07-20" calcext:value-type="date">
            <text:p>07/20/25</text:p>
          </table:table-cell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 table:style-name="ce6" office:value-type="date" office:date-value="2025-07-20" calcext:value-type="date">
            <text:p>07/20/25</text:p>
          </table:table-cell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 table:style-name="ce6" office:value-type="date" office:date-value="2025-07-21" calcext:value-type="date">
            <text:p>07/21/25</text:p>
          </table:table-cell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12:33:57.1990315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7-21T12:34:06.037216822</dc:date>
    <meta:editing-duration>PT34M25S</meta:editing-duration>
    <meta:editing-cycles>19</meta:editing-cycles>
    <meta:generator>LibreOffice/24.2.7.2$Linux_X86_64 LibreOffice_project/420$Build-2</meta:generator>
    <meta:document-statistic meta:table-count="1" meta:cell-count="187" meta:object-count="0"/>
  </office:meta>
</office:document-meta>
</file>